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Info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fo.get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fo.setCreator( String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fo.setLocation( StackTraceElement [ ]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fo.printStackTrace( PrintStream 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